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04A01FF639B359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9cm, 0cm, 0.654cm, 1.681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Teamprojekt Woche 6</text:span></text:p>
          </draw:text-box>
        </draw:frame>
        <draw:frame draw:name="Untertitel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Nantia, Lina, Li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office:forms form:automatic-focus="false" form:apply-design-mode="false"/>
        <draw:frame draw:style-name="gr2" draw:text-style-name="P6" draw:layer="layout" svg:width="24.217cm" svg:height="13.461cm" svg:x="0.421cm" svg:y="2.033cm">
          <draw:image xlink:href="Pictures/10000000000005560000030004A01FF639B359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text-align="start"/>
      <style:text-properties fo:font-size="32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06-17">6/17/18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Inhaltsplatzhalt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</text:span><text:span text:style-name="MT3">LevelTextmasterformate durch Klicken </text:span><text:span text:style-name="MT3">bearbeiten</text:span></text:p>
            </text:list-item>
          </text:list>
          <text:list text:style-name="ML7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3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8-06-17">6/17/18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amprojekt Woche 4</dc:title>
    <meta:initial-creator>Lisa</meta:initial-creator>
    <meta:editing-cycles>21</meta:editing-cycles>
    <meta:creation-date>2018-06-03T12:23:19</meta:creation-date>
    <dc:date>2018-06-17T17:53:54.370747446</dc:date>
    <meta:editing-duration>PT2M35S</meta:editing-duration>
    <meta:generator>LibreOffice/5.1.6.2$Linux_X86_64 LibreOffice_project/10m0$Build-2</meta:generator>
    <meta:document-statistic meta:object-count="3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